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79000000CB3000009936CF94A033DC8E6DB.svg" manifest:media-type="image/svg+xml"/>
  <manifest:file-entry manifest:full-path="Pictures/10000001000001B500000200825F2140FCAC7090.png" manifest:media-type="image/png"/>
  <manifest:file-entry manifest:full-path="Pictures/1000934B00002D2A000034EDF876EF31ADA33895.svg" manifest:media-type="image/svg+xml"/>
  <manifest:file-entry manifest:full-path="Pictures/100000010000007B0000005494D9539224AE85EB.png" manifest:media-type="image/png"/>
  <manifest:file-entry manifest:full-path="Pictures/1000229A00000CB3000008ACCCA942D5175158DB.svg" manifest:media-type="image/svg+xml"/>
  <manifest:file-entry manifest:full-path="Pictures/100000010000007C0000004222DAE38930EED764.png" manifest:media-type="image/png"/>
  <manifest:file-entry manifest:full-path="Pictures/10000001000000690000007B7EE6444799F06F69.png" manifest:media-type="image/png"/>
  <manifest:file-entry manifest:full-path="Pictures/1000156D00000A2400000CB3C20E851F7E3B0810.svg" manifest:media-type="image/svg+xml"/>
  <manifest:file-entry manifest:full-path="Pictures/10000DE600000AD100000CB3124A6834BFD37F13.svg" manifest:media-type="image/svg+xml"/>
  <manifest:file-entry manifest:full-path="Pictures/100000010000020000000196AB2A884303C89F08.png" manifest:media-type="image/png"/>
  <manifest:file-entry manifest:full-path="Pictures/100000010000007B000000770B64AA9D85777974.png" manifest:media-type="image/png"/>
  <manifest:file-entry manifest:full-path="Pictures/10000BBC00000CB600000C58B34E3C3601A87D51.svg" manifest:media-type="image/svg+xml"/>
  <manifest:file-entry manifest:full-path="Pictures/100000010000007A0000007B6518ACB8AF7F6E3D.png" manifest:media-type="image/png"/>
  <manifest:file-entry manifest:full-path="Pictures/100038D500000CB3000009AFF2746AE29A65522B.svg" manifest:media-type="image/svg+xml"/>
  <manifest:file-entry manifest:full-path="Pictures/100000010000007B000000525D6AE79AC2FF0FF4.png" manifest:media-type="image/png"/>
  <manifest:file-entry manifest:full-path="Pictures/1000475200000CCE00000A226DF86530FE283BF9.svg" manifest:media-type="image/svg+xml"/>
  <manifest:file-entry manifest:full-path="Pictures/100000010000007B0000005E1DA459015D04A946.png" manifest:media-type="image/png"/>
  <manifest:file-entry manifest:full-path="Pictures/10000993000034EB000034EB837B49393DF54D92.svg" manifest:media-type="image/svg+xml"/>
  <manifest:file-entry manifest:full-path="Pictures/100000010000007C0000007557B9F41B66DBE316.png" manifest:media-type="image/png"/>
  <manifest:file-entry manifest:full-path="Pictures/100013D400000CCE00000C12BCE4F9ED8A03764C.svg" manifest:media-type="image/svg+xml"/>
  <manifest:file-entry manifest:full-path="Pictures/100000010000007B0000005D41FDB076386A1206.png" manifest:media-type="image/png"/>
  <manifest:file-entry manifest:full-path="Pictures/100000010000007C00000062B0278ABD34501651.png" manifest:media-type="image/png"/>
  <manifest:file-entry manifest:full-path="Pictures/1000000100000200000002003B6F80D1A255AA89.png" manifest:media-type="image/png"/>
  <manifest:file-entry manifest:full-path="Pictures/100000010000007B0000005603685267B449F0B8.png" manifest:media-type="image/png"/>
  <manifest:file-entry manifest:full-path="Pictures/1000572D00000CB3000008D64BC37C255B9C390F.svg" manifest:media-type="image/svg+xml"/>
  <manifest:file-entry manifest:full-path="Pictures/1000000100000BA600000D1A4C368090F28FA9E2.png" manifest:media-type="image/png"/>
  <manifest:file-entry manifest:full-path="Pictures/100000010000007B000000521588E28F7CB6E07E.png" manifest:media-type="image/png"/>
  <manifest:file-entry manifest:full-path="Pictures/10002E8300000CB30000087001BE8348B8FFADEE.svg" manifest:media-type="image/svg+xml"/>
  <manifest:file-entry manifest:full-path="Pictures/10000001000002000000011C8816FEC1A3169D64.png" manifest:media-type="image/png"/>
  <manifest:file-entry manifest:full-path="Pictures/1000124F00000CA700000CB3D9BEFEA3A560F123.svg" manifest:media-type="image/svg+xml"/>
  <manifest:file-entry manifest:full-path="Pictures/10002ED100000CB30000087034B539BF65394960.svg" manifest:media-type="image/svg+xml"/>
  <manifest:file-entry manifest:full-path="Pictures/10000001000000620000007B5C23777F9ED0F5CD.png" manifest:media-type="image/png"/>
  <manifest:file-entry manifest:full-path="Pictures/1000072800000CCE0000088EE0F573DD21B983D8.svg" manifest:media-type="image/svg+xml"/>
  <manifest:file-entry manifest:full-path="Pictures/10001A3B00000CCE000006D99BBADF6CD232070A.svg" manifest:media-type="image/svg+xml"/>
  <manifest:file-entry manifest:full-path="Pictures/100000010000007C00000053D30B7AC39625C0E3.png" manifest:media-type="image/png"/>
  <manifest:file-entry manifest:full-path="Pictures/1000577B00000CB3000008D6EFE6D9B967AC81DD.svg" manifest:media-type="image/svg+xml"/>
  <manifest:file-entry manifest:full-path="Pictures/10000001000001B600000200EBEF8FE357B2F46E.png" manifest:media-type="image/png"/>
  <manifest:file-entry manifest:full-path="Pictures/100000010000007B00000056A288BE1406C348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dddddd" draw:textarea-horizontal-align="justify" draw:textarea-vertical-align="top" draw:auto-grow-height="false" fo:min-height="2.264cm" fo:min-width="2.271cm" draw:shadow="visible" draw:shadow-offset-x="0.071cm" draw:shadow-offset-y="0.071cm" draw:shadow-color="#111111"/>
      <style:paragraph-properties style:writing-mode="lr-tb"/>
    </style:style>
    <style:style style:name="gr3" style:family="graphic" style:parent-style-name="standard">
      <style:graphic-properties draw:stroke="none" draw:fill="solid" draw:fill-color="#dddddd" draw:opacity="100%" draw:textarea-horizontal-align="justify" draw:textarea-vertical-align="top" draw:auto-grow-height="false" fo:min-height="1.927cm" fo:min-width="2.592cm" draw:shadow="visible" draw:shadow-offset-x="0.071cm" draw:shadow-offset-y="0.071cm" draw:shadow-color="#111111"/>
      <style:paragraph-properties style:writing-mode="lr-tb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top" draw:auto-grow-height="false" fo:min-height="1.589cm" fo:min-width="2.345cm" draw:shadow="visible" draw:shadow-offset-x="0.071cm" draw:shadow-offset-y="0.071cm" draw:shadow-color="#111111"/>
      <style:paragraph-properties style:writing-mode="lr-tb"/>
    </style:style>
    <style:style style:name="gr5" style:family="graphic" style:parent-style-name="standard">
      <style:graphic-properties draw:stroke="none" draw:fill-color="#ffdbb6" draw:textarea-horizontal-align="justify" draw:textarea-vertical-align="middle" draw:auto-grow-height="false" fo:min-height="0.068cm" fo:min-width="0cm"/>
      <style:paragraph-properties style:writing-mode="lr-tb"/>
    </style:style>
    <style:style style:name="gr6" style:family="graphic" style:parent-style-name="standard">
      <style:graphic-properties draw:stroke="none" draw:fill="solid" draw:fill-color="#dddddd" draw:textarea-horizontal-align="justify" draw:textarea-vertical-align="top" draw:auto-grow-height="false" fo:min-height="2.298cm" fo:min-width="1.716cm" draw:shadow="visible" draw:shadow-offset-x="0.071cm" draw:shadow-offset-y="0.071cm" draw:shadow-color="#111111"/>
      <style:paragraph-properties style:writing-mode="lr-tb"/>
    </style:style>
    <style:style style:name="gr7" style:family="graphic" style:parent-style-name="standard">
      <style:graphic-properties draw:stroke="none" draw:fill="solid" draw:fill-color="#dddddd" draw:textarea-horizontal-align="justify" draw:textarea-vertical-align="top" draw:auto-grow-height="false" fo:min-height="2.284cm" fo:min-width="1.834cm" draw:shadow="visible" draw:shadow-offset-x="0.071cm" draw:shadow-offset-y="0.071cm" draw:shadow-color="#111111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71cm, 0cm, 0.477cm)" draw:image-opacity="100%" style:mirror="none"/>
    </style:style>
    <style:style style:name="gr9" style:family="graphic" style:parent-style-name="standard">
      <style:graphic-properties draw:stroke="none" draw:fill="none" draw:fill-color="#ffdbb6" draw:textarea-horizontal-align="justify" draw:textarea-vertical-align="middle" draw:auto-grow-height="false" fo:min-height="0.068cm" fo:min-width="0cm"/>
      <style:paragraph-properties style:writing-mode="lr-tb"/>
    </style:style>
    <style:style style:name="gr10" style:family="graphic" style:parent-style-name="standard">
      <style:graphic-properties draw:stroke="none" draw:fill="solid" draw:fill-color="#dee6ef" draw:opacity="100%" draw:textarea-horizontal-align="justify" draw:textarea-vertical-align="top" draw:auto-grow-height="false" fo:min-height="3.521cm" fo:min-width="3.102cm" draw:shadow="visible" draw:shadow-offset-x="0.071cm" draw:shadow-offset-y="0.071cm" draw:shadow-color="#111111"/>
      <style:paragraph-properties style:writing-mode="lr-tb"/>
    </style:style>
    <style:style style:name="gr11" style:family="graphic" style:parent-style-name="standard">
      <style:graphic-properties draw:stroke="none" svg:stroke-color="#000000" draw:fill-color="#dddddd" draw:textarea-horizontal-align="justify" draw:textarea-vertical-align="middle" draw:auto-grow-height="false" fo:min-height="1.692cm" fo:min-width="0.709cm"/>
    </style:style>
    <style:style style:name="gr12" style:family="graphic" style:parent-style-name="standard">
      <style:graphic-properties draw:stroke="none" svg:stroke-color="#000000" draw:fill-color="#666666" draw:opacity="100%" draw:textarea-horizontal-align="justify" draw:textarea-vertical-align="middle" draw:auto-grow-height="false" fo:min-height="0.129cm" fo:min-width="0.913cm"/>
    </style:style>
    <style:style style:name="gr13" style:family="graphic" style:parent-style-name="standard">
      <style:graphic-properties draw:stroke="none" svg:stroke-color="#000000" draw:fill-color="#666666" draw:opacity="100%" draw:textarea-horizontal-align="justify" draw:textarea-vertical-align="middle" draw:auto-grow-height="false" fo:min-height="0.128cm" fo:min-width="0.913cm"/>
    </style:style>
    <style:style style:name="gr14" style:family="graphic" style:parent-style-name="standard">
      <style:graphic-properties draw:stroke="none" svg:stroke-color="#000000" draw:fill-color="#666666" draw:textarea-vertical-align="middle"/>
    </style:style>
    <style:style style:name="gr15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.146cm"/>
    </style:style>
    <style:style style:name="gr16" style:family="graphic" style:parent-style-name="standard">
      <style:graphic-properties draw:stroke="solid" draw:stroke-dash="Dot" svg:stroke-width="0.212cm" svg:stroke-color="#666666" draw:marker-start-width="0.518cm" draw:marker-end-width="0.518cm" svg:stroke-linecap="butt" draw:fill="solid" draw:fill-color="#000000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solid" draw:stroke-dash="Dot" svg:stroke-width="0.212cm" svg:stroke-color="#666666" draw:marker-start-width="0.518cm" draw:marker-end-width="0.518cm" svg:stroke-opacity="100%" svg:stroke-linecap="butt" draw:fill="solid" draw:fill-color="#000000" draw:opacity="100%" draw:opacity-name="Transparency_20_1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solid" svg:stroke-width="0.159cm" svg:stroke-color="#000000" draw:marker-start-width="0.438cm" draw:marker-end-width="0.438cm" draw:fill="none" draw:fill-color="#dddddd" draw:textarea-horizontal-align="justify" draw:textarea-vertical-align="top" draw:auto-grow-height="false" fo:min-height="2.569cm" fo:min-width="5.095cm" fo:padding-top="0.204cm" fo:padding-bottom="0.204cm" fo:padding-left="0.329cm" fo:padding-right="0.329cm" draw:shadow="hidden" draw:shadow-offset-x="0.071cm" draw:shadow-offset-y="0.071cm" draw:shadow-color="#111111"/>
      <style:paragraph-properties style:writing-mode="lr-tb"/>
    </style:style>
    <style:style style:name="gr19" style:family="graphic" style:parent-style-name="standard">
      <style:graphic-properties draw:stroke="dash" draw:stroke-dash="Dot" svg:stroke-width="0.212cm" svg:stroke-color="#5983b0" draw:marker-start-width="0.518cm" draw:marker-end-width="0.518cm" svg:stroke-linecap="butt" draw:fill="solid" draw:fill-color="#5983b0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opacity="100%" draw:fill-color="#666666" draw:textarea-horizontal-align="justify" draw:textarea-vertical-align="middle" draw:auto-grow-height="false" fo:min-height="0cm" fo:min-width="0cm" loext:glow-radius="0cm" loext:softedge-radius="0cm"/>
    </style:style>
    <style:style style:name="gr22" style:family="graphic" style:parent-style-name="standard">
      <style:graphic-properties draw:stroke="none" draw:fill-color="#5983b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fill="none" draw:textarea-vertical-align="middle" fo:min-height="0.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Lato"/>
    </style:style>
    <style:style style:name="P3" style:family="paragraph">
      <loext:graphic-properties draw:fill="solid" draw:fill-color="#dddddd"/>
      <style:paragraph-properties fo:text-align="center" style:writing-mode="lr-tb"/>
      <style:text-properties style:font-name="Lato"/>
    </style:style>
    <style:style style:name="P4" style:family="paragraph">
      <loext:graphic-properties draw:fill="solid" draw:fill-color="#dddddd" draw:opacity="100%"/>
      <style:paragraph-properties fo:text-align="center" style:writing-mode="lr-tb"/>
      <style:text-properties style:font-name="Lato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o"/>
    </style:style>
    <style:style style:name="P6" style:family="paragraph">
      <style:paragraph-properties fo:text-align="center" style:writing-mode="lr-tb"/>
      <style:text-properties style:font-name="Lato Black"/>
    </style:style>
    <style:style style:name="P7" style:family="paragraph">
      <loext:graphic-properties draw:fill-color="#ffdbb6"/>
      <style:paragraph-properties fo:text-align="center" style:writing-mode="lr-tb"/>
      <style:text-properties style:font-name="Lato Black"/>
    </style:style>
    <style:style style:name="P8" style:family="paragraph">
      <style:paragraph-properties fo:text-align="center" style:writing-mode="lr-tb"/>
      <style:text-properties fo:color="#eeeeee" loext:opacity="100%" style:font-name="Lato Black"/>
    </style:style>
    <style:style style:name="P9" style:family="paragraph">
      <loext:graphic-properties draw:fill="none" draw:fill-color="#ffdbb6"/>
      <style:paragraph-properties fo:text-align="center" style:writing-mode="lr-tb"/>
      <style:text-properties fo:color="#eeeeee" loext:opacity="100%" style:font-name="Lato Black"/>
    </style:style>
    <style:style style:name="P10" style:family="paragraph">
      <style:paragraph-properties fo:text-align="start" style:writing-mode="lr-tb"/>
      <style:text-properties style:font-name="Lato"/>
    </style:style>
    <style:style style:name="P11" style:family="paragraph">
      <loext:graphic-properties draw:fill="solid" draw:fill-color="#dee6ef" draw:opacity="100%"/>
      <style:paragraph-properties fo:text-align="start" style:writing-mode="lr-tb"/>
      <style:text-properties style:font-name="Lato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-color="#666666" draw:opacity="100%"/>
      <style:paragraph-properties fo:text-align="center"/>
    </style:style>
    <style:style style:name="P14" style:family="paragraph">
      <loext:graphic-properties draw:fill-color="#666666"/>
      <style:paragraph-properties fo:text-align="center"/>
    </style:style>
    <style:style style:name="P15" style:family="paragraph">
      <loext:graphic-properties draw:fill-color="#1c1c1c"/>
      <style:paragraph-properties fo:text-align="center"/>
    </style:style>
    <style:style style:name="P16" style:family="paragraph">
      <loext:graphic-properties draw:fill="solid" draw:fill-color="#000000"/>
      <style:paragraph-properties fo:margin-top="0cm" fo:margin-bottom="0cm"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solid" draw:fill-color="#000000" draw:opacity="100%" draw:opacity-name="Transparency_20_1"/>
      <style:paragraph-properties fo:margin-top="0cm" fo:margin-bottom="0cm" fo:text-align="center"/>
    </style:style>
    <style:style style:name="P19" style:family="paragraph">
      <loext:graphic-properties draw:fill="none" draw:fill-color="#dddddd"/>
      <style:paragraph-properties fo:text-align="center" style:writing-mode="lr-tb"/>
      <style:text-properties style:font-name="Lato"/>
    </style:style>
    <style:style style:name="P20" style:family="paragraph">
      <loext:graphic-properties draw:fill="solid" draw:fill-color="#5983b0"/>
      <style:paragraph-properties fo:text-align="center"/>
    </style:style>
    <style:style style:name="P21" style:family="paragraph">
      <loext:graphic-properties draw:fill-color="#5983b0"/>
      <style:paragraph-properties fo:text-align="center"/>
    </style:style>
    <style:style style:name="P22" style:family="paragraph">
      <loext:graphic-properties draw:fill-color="#3465a4"/>
      <style:paragraph-properties fo:text-align="center"/>
    </style:style>
    <style:style style:name="P23" style:family="paragraph">
      <style:paragraph-properties fo:text-align="center"/>
    </style:style>
    <style:style style:name="T1" style:family="text">
      <style:text-properties style:font-name="Lato" fo:font-size="12pt" style:font-size-asian="12pt" style:font-size-complex="12pt"/>
    </style:style>
    <style:style style:name="T2" style:family="text">
      <style:text-properties style:font-name="Lato Black" fo:font-size="10pt" style:font-size-asian="10pt" style:font-size-complex="10pt"/>
    </style:style>
    <style:style style:name="T3" style:family="text">
      <style:text-properties fo:color="#eeeeee" loext:opacity="100%" style:font-name="Lato Bl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22cm" svg:height="14.197cm" svg:x="3.617cm" svg:y="0.065cm">
          <draw:image xlink:href="Pictures/1000000100000BA600000D1A4C368090F28FA9E2.png" xlink:type="simple" xlink:show="embed" xlink:actuate="onLoad" draw:mime-type="image/png">
            <text:p/>
          </draw:image>
        </draw:frame>
        <draw:frame draw:style-name="gr1" draw:text-style-name="P1" draw:layer="layout" svg:width="3.25cm" svg:height="2.261cm" svg:x="30.185cm" svg:y="10.751cm">
          <draw:image xlink:href="Pictures/1000572D00000CB3000008D64BC37C255B9C390F.svg" xlink:type="simple" xlink:show="embed" xlink:actuate="onLoad" draw:mime-type="image/svg+xml">
            <text:p/>
          </draw:image>
          <draw:image xlink:href="Pictures/100000010000007B0000005603685267B449F0B8.png" xlink:type="simple" xlink:show="embed" xlink:actuate="onLoad" draw:mime-type="image/png"/>
          <svg:title>farm</svg:title>
        </draw:frame>
        <draw:frame draw:style-name="gr1" draw:text-style-name="P1" draw:layer="layout" svg:width="2.047cm" svg:height="1.93cm" svg:x="-4.384cm" svg:y="-1.142cm">
          <draw:image xlink:href="Pictures/100013D400000CCE00000C12BCE4F9ED8A03764C.svg" xlink:type="simple" xlink:show="embed" xlink:actuate="onLoad" draw:mime-type="image/svg+xml">
            <text:p/>
          </draw:image>
          <draw:image xlink:href="Pictures/100000010000007C0000007557B9F41B66DBE316.png" xlink:type="simple" xlink:show="embed" xlink:actuate="onLoad" draw:mime-type="image/png"/>
        </draw:frame>
        <draw:frame draw:style-name="gr1" draw:text-style-name="P1" draw:layer="layout" svg:width="2.084cm" svg:height="1.649cm" svg:x="-3.314cm" svg:y="2.161cm">
          <draw:image xlink:href="Pictures/1000475200000CCE00000A226DF86530FE283BF9.svg" xlink:type="simple" xlink:show="embed" xlink:actuate="onLoad" draw:mime-type="image/svg+xml">
            <text:p/>
          </draw:image>
          <draw:image xlink:href="Pictures/100000010000007C00000062B0278ABD34501651.png" xlink:type="simple" xlink:show="embed" xlink:actuate="onLoad" draw:mime-type="image/png"/>
        </draw:frame>
        <draw:frame draw:style-name="gr1" draw:text-style-name="P1" draw:layer="layout" svg:width="2.066cm" svg:height="1.576cm" svg:x="-5.476cm" svg:y="2.32cm">
          <draw:image xlink:href="Pictures/100038D500000CB3000009AFF2746AE29A65522B.svg" xlink:type="simple" xlink:show="embed" xlink:actuate="onLoad" draw:mime-type="image/svg+xml">
            <text:p/>
          </draw:image>
          <draw:image xlink:href="Pictures/100000010000007B0000005E1DA459015D04A946.png" xlink:type="simple" xlink:show="embed" xlink:actuate="onLoad" draw:mime-type="image/png"/>
        </draw:frame>
        <draw:frame draw:style-name="gr1" draw:text-style-name="P1" draw:layer="layout" svg:width="1.279cm" svg:height="1.242cm" svg:x="-2.231cm" svg:y="-0.454cm">
          <draw:image xlink:href="Pictures/10000BBC00000CB600000C58B34E3C3601A87D51.svg" xlink:type="simple" xlink:show="embed" xlink:actuate="onLoad" draw:mime-type="image/svg+xml">
            <text:p/>
          </draw:image>
          <draw:image xlink:href="Pictures/100000010000007B000000770B64AA9D85777974.png" xlink:type="simple" xlink:show="embed" xlink:actuate="onLoad" draw:mime-type="image/png"/>
        </draw:frame>
        <draw:custom-shape draw:style-name="gr2" draw:text-style-name="P3" draw:layer="layout" svg:width="3.043cm" svg:height="2.786cm" svg:x="6.514cm" svg:y="2.364cm">
          <text:p text:style-name="P2"><text:span text:style-name="T1">Food pro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544cm" svg:height="1.168cm" svg:x="7.849cm" svg:y="3.735cm">
          <draw:image xlink:href="Pictures/100000010000020000000196AB2A884303C89F08.png" xlink:type="simple" xlink:show="embed" xlink:actuate="onLoad" draw:mime-type="image/png">
            <text:p/>
          </draw:image>
        </draw:frame>
        <draw:frame draw:style-name="gr1" draw:text-style-name="P1" draw:layer="layout" svg:width="1.049cm" svg:height="1.253cm" svg:x="6.741cm" svg:y="3.703cm">
          <draw:image xlink:href="Pictures/1000156D00000A2400000CB3C20E851F7E3B0810.svg" xlink:type="simple" xlink:show="embed" xlink:actuate="onLoad" draw:mime-type="image/svg+xml">
            <text:p/>
          </draw:image>
          <draw:image xlink:href="Pictures/10000001000000620000007B5C23777F9ED0F5CD.png" xlink:type="simple" xlink:show="embed" xlink:actuate="onLoad" draw:mime-type="image/png"/>
        </draw:frame>
        <draw:frame draw:style-name="gr1" draw:text-style-name="P1" draw:layer="layout" svg:width="3.25cm" svg:height="2.159cm" svg:x="18.874cm" svg:y="-3.028cm">
          <draw:image xlink:href="Pictures/10002E8300000CB30000087001BE8348B8FFADEE.svg" xlink:type="simple" xlink:show="embed" xlink:actuate="onLoad" draw:mime-type="image/svg+xml">
            <text:p/>
          </draw:image>
          <draw:image xlink:href="Pictures/100000010000007B000000525D6AE79AC2FF0FF4.png" xlink:type="simple" xlink:show="embed" xlink:actuate="onLoad" draw:mime-type="image/png"/>
        </draw:frame>
        <draw:custom-shape draw:style-name="gr3" draw:text-style-name="P4" draw:layer="layout" svg:width="3.326cm" svg:height="2.411cm" svg:x="4.889cm" svg:y="5.537cm">
          <text:p text:style-name="P2"><text:span text:style-name="T1">Industrial activ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567cm" svg:height="0.85cm" svg:x="5.049cm" svg:y="6.84cm">
          <draw:image xlink:href="Pictures/10000001000002000000011C8816FEC1A3169D64.png" xlink:type="simple" xlink:show="embed" xlink:actuate="onLoad" draw:mime-type="image/png">
            <text:p/>
          </draw:image>
        </draw:frame>
        <draw:frame draw:style-name="gr1" draw:text-style-name="P1" draw:layer="layout" svg:width="1.102cm" svg:height="1.086cm" svg:x="6.792cm" svg:y="6.722cm">
          <draw:image xlink:href="Pictures/1000124F00000CA700000CB3D9BEFEA3A560F123.svg" xlink:type="simple" xlink:show="embed" xlink:actuate="onLoad" draw:mime-type="image/svg+xml">
            <text:p/>
          </draw:image>
          <draw:image xlink:href="Pictures/100000010000007A0000007B6518ACB8AF7F6E3D.png" xlink:type="simple" xlink:show="embed" xlink:actuate="onLoad" draw:mime-type="image/png"/>
          <svg:title>chemical-engineering</svg:title>
        </draw:frame>
        <draw:custom-shape draw:style-name="gr4" draw:text-style-name="P3" draw:layer="layout" svg:width="3.043cm" svg:height="2.037cm" svg:x="9.196cm" svg:y="5.798cm">
          <text:p text:style-name="P2"><text:span text:style-name="T1">Urban f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93cm" svg:height="0.993cm" svg:x="9.487cm" svg:y="6.61cm">
          <draw:image xlink:href="Pictures/10000993000034EB000034EB837B49393DF54D92.svg" xlink:type="simple" xlink:show="embed" xlink:actuate="onLoad" draw:mime-type="image/svg+xml">
            <text:p/>
          </draw:image>
          <draw:image xlink:href="Pictures/1000000100000200000002003B6F80D1A255AA89.png" xlink:type="simple" xlink:show="embed" xlink:actuate="onLoad" draw:mime-type="image/png"/>
        </draw:frame>
        <draw:frame draw:style-name="gr1" draw:text-style-name="P1" draw:layer="layout" svg:width="1.475cm" svg:height="0.98cm" svg:x="10.524cm" svg:y="6.616cm">
          <draw:image xlink:href="Pictures/10002ED100000CB30000087034B539BF65394960.svg" xlink:type="simple" xlink:show="embed" xlink:actuate="onLoad" draw:mime-type="image/svg+xml">
            <text:p/>
          </draw:image>
          <draw:image xlink:href="Pictures/100000010000007B000000521588E28F7CB6E07E.png" xlink:type="simple" xlink:show="embed" xlink:actuate="onLoad" draw:mime-type="image/png"/>
        </draw:frame>
        <draw:custom-shape draw:style-name="gr2" draw:text-style-name="P3" draw:layer="layout" svg:width="3.043cm" svg:height="2.786cm" svg:x="0.48cm" svg:y="0.57cm">
          <text:p text:style-name="P5"><text:span text:style-name="T1">Impo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144cm" svg:height="1.338cm" svg:x="-3.57cm" svg:y="10.923cm">
          <draw:image xlink:href="Pictures/10000001000001B600000200EBEF8FE357B2F46E.png" xlink:type="simple" xlink:show="embed" xlink:actuate="onLoad" draw:mime-type="image/png">
            <text:p/>
          </draw:image>
        </draw:frame>
        <draw:custom-shape draw:style-name="gr5" draw:text-style-name="P7" draw:layer="layout" svg:width="0.448cm" svg:height="0.448cm" svg:x="-3.226cm" svg:y="11.611cm">
          <text:p text:style-name="P6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49cm" svg:height="0.768cm" svg:x="2.213cm" svg:y="1.345cm">
          <draw:image xlink:href="Pictures/1000072800000CCE0000088EE0F573DD21B983D8.svg" xlink:type="simple" xlink:show="embed" xlink:actuate="onLoad" draw:mime-type="image/svg+xml">
            <text:p/>
          </draw:image>
          <draw:image xlink:href="Pictures/100000010000007C00000053D30B7AC39625C0E3.png" xlink:type="simple" xlink:show="embed" xlink:actuate="onLoad" draw:mime-type="image/png"/>
        </draw:frame>
        <draw:frame draw:style-name="gr1" draw:text-style-name="P1" draw:layer="layout" svg:width="1.102cm" svg:height="1.086cm" svg:x="2.236cm" svg:y="2.228cm">
          <draw:image xlink:href="Pictures/1000124F00000CA700000CB3D9BEFEA3A560F123.svg" xlink:type="simple" xlink:show="embed" xlink:actuate="onLoad" draw:mime-type="image/svg+xml">
            <text:p/>
          </draw:image>
          <draw:image xlink:href="Pictures/100000010000007A0000007B6518ACB8AF7F6E3D.png" xlink:type="simple" xlink:show="embed" xlink:actuate="onLoad" draw:mime-type="image/png"/>
          <svg:title>chemical-engineering</svg:title>
        </draw:frame>
        <draw:frame draw:style-name="gr1" draw:text-style-name="P1" draw:layer="layout" svg:width="3.25cm" svg:height="2.261cm" svg:x="13.963cm" svg:y="-3.374cm">
          <draw:image xlink:href="Pictures/1000577B00000CB3000008D6EFE6D9B967AC81DD.svg" xlink:type="simple" xlink:show="embed" xlink:actuate="onLoad" draw:mime-type="image/svg+xml">
            <text:p/>
          </draw:image>
          <draw:image xlink:href="Pictures/100000010000007B00000056A288BE1406C348F1.png" xlink:type="simple" xlink:show="embed" xlink:actuate="onLoad" draw:mime-type="image/png"/>
          <svg:title>farm</svg:title>
        </draw:frame>
        <draw:g>
          <draw:custom-shape draw:style-name="gr6" draw:text-style-name="P3" draw:layer="layout" svg:width="2.454cm" svg:height="2.786cm" svg:x="16.647cm" svg:y="6.026cm">
            <text:p text:style-name="P2"><text:span text:style-name="T1">Releas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553cm" svg:height="1.823cm" svg:x="17.098cm" svg:y="6.859cm">
            <draw:image xlink:href="Pictures/10000DE600000AD100000CB3124A6834BFD37F13.svg" xlink:type="simple" xlink:show="embed" xlink:actuate="onLoad" draw:mime-type="image/svg+xml">
              <text:p/>
            </draw:image>
            <draw:image xlink:href="Pictures/10000001000000690000007B7EE6444799F06F69.png" xlink:type="simple" xlink:show="embed" xlink:actuate="onLoad" draw:mime-type="image/png"/>
            <svg:title>river</svg:title>
          </draw:frame>
        </draw:g>
        <draw:custom-shape draw:style-name="gr6" draw:text-style-name="P3" draw:layer="layout" svg:width="2.454cm" svg:height="2.786cm" svg:x="11.628cm" svg:y="0.178cm">
          <text:p text:style-name="P2"><text:span text:style-name="T1">Soil lega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176cm" svg:height="1.513cm" svg:x="11.763cm" svg:y="1.313cm">
          <draw:image xlink:href="Pictures/1000572D00000CB3000008D64BC37C255B9C390F.svg" xlink:type="simple" xlink:show="embed" xlink:actuate="onLoad" draw:mime-type="image/svg+xml">
            <text:p/>
          </draw:image>
          <draw:image xlink:href="Pictures/100000010000007B0000005603685267B449F0B8.png" xlink:type="simple" xlink:show="embed" xlink:actuate="onLoad" draw:mime-type="image/png"/>
          <svg:title>farm</svg:title>
        </draw:frame>
        <draw:g>
          <draw:custom-shape draw:style-name="gr7" draw:text-style-name="P3" draw:layer="layout" svg:width="2.586cm" svg:height="2.786cm" svg:x="13.565cm" svg:y="6.026cm">
            <text:p text:style-name="P2"><text:span text:style-name="T1">Disposal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8" draw:text-style-name="P1" draw:layer="layout" svg:width="0.934cm" svg:height="0.723cm" svg:x="14.212cm" svg:y="7.185cm">
              <draw:image xlink:href="Pictures/10001A3B00000CCE000006D99BBADF6CD232070A.svg" xlink:type="simple" xlink:show="embed" xlink:actuate="onLoad" draw:mime-type="image/svg+xml">
                <text:p/>
              </draw:image>
              <draw:image xlink:href="Pictures/100000010000007C0000004222DAE38930EED764.png" xlink:type="simple" xlink:show="embed" xlink:actuate="onLoad" draw:mime-type="image/png"/>
            </draw:frame>
            <draw:frame draw:style-name="gr1" draw:text-style-name="P1" draw:layer="layout" svg:width="1.649cm" svg:height="1.205cm" svg:x="14.135cm" svg:y="7.288cm">
              <draw:image xlink:href="Pictures/1000229A00000CB3000008ACCCA942D5175158DB.svg" xlink:type="simple" xlink:show="embed" xlink:actuate="onLoad" draw:mime-type="image/svg+xml">
                <text:p/>
              </draw:image>
              <draw:image xlink:href="Pictures/100000010000007B0000005494D9539224AE85EB.png" xlink:type="simple" xlink:show="embed" xlink:actuate="onLoad" draw:mime-type="image/png"/>
            </draw:frame>
          </draw:g>
        </draw:g>
        <draw:g>
          <draw:frame draw:style-name="gr1" draw:text-style-name="P1" draw:layer="layout" svg:width="1.221cm" svg:height="1.431cm" svg:x="0.753cm" svg:y="1.517cm">
            <draw:image xlink:href="Pictures/1000934B00002D2A000034EDF876EF31ADA33895.svg" xlink:type="simple" xlink:show="embed" xlink:actuate="onLoad" draw:mime-type="image/svg+xml">
              <text:p/>
            </draw:image>
            <draw:image xlink:href="Pictures/10000001000001B500000200825F2140FCAC7090.png" xlink:type="simple" xlink:show="embed" xlink:actuate="onLoad" draw:mime-type="image/png"/>
          </draw:frame>
          <draw:custom-shape draw:style-name="gr9" draw:text-style-name="P9" draw:layer="layout" svg:width="0.448cm" svg:height="0.448cm" svg:x="1.114cm" svg:y="2.277cm">
            <text:p text:style-name="P8"><text:span text:style-name="T3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1" draw:layer="layout" svg:width="3.99cm" svg:height="4.159cm" svg:x="3.275cm" svg:y="9.687cm">
          <text:p text:style-name="P10"><text:span text:style-name="T1">Recovery &amp; re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209cm" svg:height="1.942cm" svg:x="5.708cm" svg:y="11.0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413cm" svg:height="0.379cm" svg:x="5.606cm" svg:y="10.6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413cm" svg:height="0.378cm" svg:x="5.606cm" svg:y="12.919cm">
          <text:p/>
          <draw:enhanced-geometry svg:viewBox="0 0 21600 21600" draw:type="rectangle" draw:enhanced-path="M 0 0 L 21600 0 21600 21600 0 21600 0 0 Z N"/>
        </draw:custom-shape>
        <draw:ellipse draw:style-name="gr14" draw:text-style-name="P14" draw:layer="layout" svg:width="1.414cm" svg:height="0.53cm" svg:x="5.606cm" svg:y="13.02cm" draw:kind="cut" draw:start-angle="180" draw:end-angle="0">
          <text:p/>
        </draw:ellipse>
        <draw:ellipse draw:style-name="gr14" draw:text-style-name="P14" draw:layer="layout" svg:width="1.414cm" svg:height="0.53cm" draw:transform="rotate (-3.14159265358979) translate (7.019cm 10.948cm)" draw:kind="cut" draw:start-angle="180" draw:end-angle="0">
          <text:p/>
        </draw:ellipse>
        <draw:frame draw:style-name="gr1" draw:text-style-name="P1" draw:layer="layout" svg:width="0.79cm" svg:height="0.594cm" svg:x="5.909cm" svg:y="11.601cm">
          <draw:image xlink:href="Pictures/1000079000000CB3000009936CF94A033DC8E6DB.svg" xlink:type="simple" xlink:show="embed" xlink:actuate="onLoad" draw:mime-type="image/svg+xml">
            <text:p/>
          </draw:image>
          <draw:image xlink:href="Pictures/100000010000007B0000005D41FDB076386A1206.png" xlink:type="simple" xlink:show="embed" xlink:actuate="onLoad" draw:mime-type="image/png"/>
          <svg:title>gears</svg:title>
        </draw:frame>
        <draw:g>
          <draw:frame draw:style-name="gr1" draw:text-style-name="P1" draw:layer="layout" svg:width="1.221cm" svg:height="1.431cm" svg:x="3.62cm" svg:y="12.166cm">
            <draw:image xlink:href="Pictures/1000934B00002D2A000034EDF876EF31ADA33895.svg" xlink:type="simple" xlink:show="embed" xlink:actuate="onLoad" draw:mime-type="image/svg+xml">
              <text:p/>
            </draw:image>
            <draw:image xlink:href="Pictures/10000001000001B500000200825F2140FCAC7090.png" xlink:type="simple" xlink:show="embed" xlink:actuate="onLoad" draw:mime-type="image/png"/>
          </draw:frame>
          <draw:custom-shape draw:style-name="gr9" draw:text-style-name="P9" draw:layer="layout" svg:width="0.448cm" svg:height="0.448cm" svg:x="3.981cm" svg:y="12.926cm">
            <text:p text:style-name="P8"><text:span text:style-name="T3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15" draw:layer="layout" svg:width="0.737cm" svg:height="0.305cm" svg:x="4.803cm" svg:y="12.9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6" draw:text-style-name="P16" draw:layer="layout" svg:width="1.905cm" svg:height="2.254cm" draw:transform="skewX (0.271398698685118) rotate (2.07676727694805) translate (3.872cm 3.54cm)" draw:kind="arc" draw:start-angle="268.45" draw:end-angle="358.46">
          <text:p/>
        </draw:ellipse>
        <draw:ellipse draw:style-name="gr16" draw:text-style-name="P17" draw:layer="layout" svg:width="2.79cm" svg:height="2.392cm" draw:transform="skewX (0.164410015537866) rotate (3.00790043288703) translate (12.034cm 3.64cm)" draw:kind="arc" draw:start-angle="268.45" draw:end-angle="358.46">
          <text:p/>
        </draw:ellipse>
        <draw:ellipse draw:style-name="gr17" draw:text-style-name="P18" draw:layer="layout" svg:width="6.009cm" svg:height="6.824cm" draw:transform="skewX (-0.080285145591739) rotate (2.31360845644368) translate (14.434cm 12.613cm)" draw:kind="arc" draw:start-angle="268.45" draw:end-angle="358.46">
          <text:p/>
        </draw:ellipse>
        <draw:ellipse draw:style-name="gr16" draw:text-style-name="P17" draw:layer="layout" svg:width="1.026cm" svg:height="2.218cm" draw:transform="skewX (-0.255341669566771) rotate (-0.363726616115618) translate (13.954cm 7.8cm)" draw:kind="arc" draw:start-angle="271.45" draw:end-angle="352.94">
          <text:p/>
        </draw:ellipse>
        <draw:custom-shape draw:style-name="gr18" draw:text-style-name="P19" draw:layer="layout" svg:width="6.075cm" svg:height="3.299cm" svg:x="13.335cm" svg:y="5.8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9" draw:text-style-name="P20" draw:layer="layout" svg:width="17.654cm" svg:height="12.286cm" draw:transform="skewX (0.25551620249197) rotate (-0.108035880698449) translate (3.388cm 0.801cm)" draw:kind="arc" draw:start-angle="271.45" draw:end-angle="352.94">
          <text:p/>
        </draw:ellipse>
        <draw:ellipse draw:style-name="gr19" draw:text-style-name="P20" draw:layer="layout" svg:width="13.493cm" svg:height="11.019cm" draw:transform="skewX (-0.548556983901818) rotate (-2.67035375555132) translate (21.496cm 10.113cm)" draw:kind="arc" draw:start-angle="274.22" draw:end-angle="346.28">
          <text:p/>
        </draw:ellipse>
        <draw:custom-shape draw:style-name="gr20" draw:text-style-name="P14" draw:layer="layout" svg:width="0.76cm" svg:height="0.686cm" draw:transform="rotate (-2.37364778271229) translate (6.342cm 2.24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4" draw:layer="layout" svg:width="0.76cm" svg:height="0.686cm" draw:transform="rotate (-1.43116998663535) translate (11.604cm 0.6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4" draw:layer="layout" svg:width="0.76cm" svg:height="0.686cm" draw:transform="rotate (-2.30383461263252) translate (17.634cm 5.3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4" draw:layer="layout" svg:width="0.76cm" svg:height="0.686cm" draw:transform="rotate (-0.15707963267949) translate (14.42cm 9.2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21" draw:layer="layout" svg:width="0.76cm" svg:height="0.686cm" draw:transform="rotate (1.39451807234347) translate (7.26cm 13.9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22" draw:layer="layout" svg:width="0.76cm" svg:height="0.686cm" draw:transform="rotate (-0.915948791446624) translate (4.064cm 6.1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3.043cm" svg:height="2.786cm" svg:x="16.156cm" svg:y="1.309cm">
          <text:p text:style-name="P2"><text:span text:style-name="T1">Expo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149cm" svg:height="0.768cm" svg:x="17.889cm" svg:y="2.084cm">
          <draw:image xlink:href="Pictures/1000072800000CCE0000088EE0F573DD21B983D8.svg" xlink:type="simple" xlink:show="embed" xlink:actuate="onLoad" draw:mime-type="image/svg+xml">
            <text:p/>
          </draw:image>
          <draw:image xlink:href="Pictures/100000010000007C00000053D30B7AC39625C0E3.png" xlink:type="simple" xlink:show="embed" xlink:actuate="onLoad" draw:mime-type="image/png"/>
        </draw:frame>
        <draw:frame draw:style-name="gr1" draw:text-style-name="P1" draw:layer="layout" svg:width="1.102cm" svg:height="1.086cm" svg:x="17.912cm" svg:y="2.967cm">
          <draw:image xlink:href="Pictures/1000124F00000CA700000CB3D9BEFEA3A560F123.svg" xlink:type="simple" xlink:show="embed" xlink:actuate="onLoad" draw:mime-type="image/svg+xml">
            <text:p/>
          </draw:image>
          <draw:image xlink:href="Pictures/100000010000007A0000007B6518ACB8AF7F6E3D.png" xlink:type="simple" xlink:show="embed" xlink:actuate="onLoad" draw:mime-type="image/png"/>
          <svg:title>chemical-engineering</svg:title>
        </draw:frame>
        <draw:g>
          <draw:frame draw:style-name="gr1" draw:text-style-name="P1" draw:layer="layout" svg:width="1.221cm" svg:height="1.431cm" svg:x="16.429cm" svg:y="2.256cm">
            <draw:image xlink:href="Pictures/1000934B00002D2A000034EDF876EF31ADA33895.svg" xlink:type="simple" xlink:show="embed" xlink:actuate="onLoad" draw:mime-type="image/svg+xml">
              <text:p/>
            </draw:image>
            <draw:image xlink:href="Pictures/10000001000001B500000200825F2140FCAC7090.png" xlink:type="simple" xlink:show="embed" xlink:actuate="onLoad" draw:mime-type="image/png"/>
          </draw:frame>
          <draw:custom-shape draw:style-name="gr9" draw:text-style-name="P9" draw:layer="layout" svg:width="0.448cm" svg:height="0.448cm" svg:x="16.79cm" svg:y="3.016cm">
            <text:p text:style-name="P8"><text:span text:style-name="T3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17" draw:text-style-name="P18" draw:layer="layout" svg:width="3.857cm" svg:height="3.329cm" draw:transform="skewX (0.846310154292051) rotate (-2.96374360281157) translate (14.474cm 6.74cm)" draw:kind="arc" draw:start-angle="268.45" draw:end-angle="358.46">
          <text:p/>
        </draw:ellipse>
        <draw:custom-shape draw:style-name="gr20" draw:text-style-name="P14" draw:layer="layout" svg:width="0.76cm" svg:height="0.686cm" draw:transform="rotate (-1.20427718387609) translate (15.845cm 2.5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1" draw:layer="layout" svg:width="1.929cm" svg:height="1.107cm" svg:x="3.792cm" svg:y="0.212cm">
          <draw:text-box>
            <text:p text:style-name="P23"><text:span text:style-name="T1">120.9 kt/year</text:span></text:p>
          </draw:text-box>
        </draw:frame>
        <draw:frame draw:style-name="gr24" draw:text-style-name="P1" draw:layer="layout" svg:width="1.929cm" svg:height="1.107cm" svg:x="8.918cm" svg:y="0.163cm">
          <draw:text-box>
            <text:p text:style-name="P23"><text:span text:style-name="T1">9.2 kt/year</text:span></text:p>
          </draw:text-box>
        </draw:frame>
        <draw:frame draw:style-name="gr24" draw:text-style-name="P1" draw:layer="layout" svg:width="1.929cm" svg:height="1.107cm" svg:x="14.394cm" svg:y="1.637cm">
          <draw:text-box>
            <text:p text:style-name="P23"><text:span text:style-name="T1">29.2 kt/year</text:span></text:p>
          </draw:text-box>
        </draw:frame>
        <draw:frame draw:style-name="gr24" draw:text-style-name="P1" draw:layer="layout" svg:width="1.929cm" svg:height="1.107cm" svg:x="17.375cm" svg:y="4.535cm">
          <draw:text-box>
            <text:p text:style-name="P23"><text:span text:style-name="T1">7.5 kt/year</text:span></text:p>
          </draw:text-box>
        </draw:frame>
        <draw:frame draw:style-name="gr24" draw:text-style-name="P1" draw:layer="layout" svg:width="1.929cm" svg:height="1.107cm" svg:x="14.881cm" svg:y="9.409cm">
          <draw:text-box>
            <text:p text:style-name="P23"><text:span text:style-name="T1">51.4 kt/yea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015cm" fo:page-height="14.3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1-17T14:13:20.536266605</dc:date>
    <meta:editing-duration>PT1H8M33S</meta:editing-duration>
    <meta:editing-cycles>7</meta:editing-cycles>
    <meta:document-statistic meta:object-count="72"/>
  </office:meta>
</office:document-meta>
</file>